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1cm" svg:height="0.9cm" svg:x="7.4cm" svg:y="0.6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4.1cm" svg:height="1cm" svg:x="7.4cm" svg:y="2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7.8cm" svg:height="2.4cm" svg:x="5.5cm" svg:y="8cm">
          <text:p text:style-name="P1"><text:span text:style-name="T1">Is it time </text:span></text:p>
          <text:p text:style-name="P1"><text:span text:style-name="T1">to quit? (y/n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8.1cm" svg:height="1.5cm" svg:x="5.4cm" svg:y="3.5cm">
          <text:p text:style-name="P1"><text:span text:style-name="T1">READ number </text:span></text:p>
          <text:p text:style-name="P1"><text:span text:style-name="T1">of fing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7.5cm" svg:height="1.5cm" svg:x="6cm" svg:y="5.5cm">
          <text:p text:style-name="P1"><text:span text:style-name="T1">Check number</text:span></text:p>
          <text:p text:style-name="P1"><text:span text:style-name="T1">of fing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William Bell</meta:initial-creator>
    <meta:creation-date>2006-09-11T11:26:05</meta:creation-date>
    <dc:creator>William Bell</dc:creator>
    <dc:date>2006-09-11T11:40:22</dc:date>
    <dc:language>en-GB</dc:language>
    <meta:editing-cycles>2</meta:editing-cycles>
    <meta:editing-duration>PT14M2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